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ransaction" style:family="table">
      <style:table-properties style:width="17cm" table:align="margins"/>
    </style:style>
    <style:style style:name="Transaction.A" style:family="table-column">
      <style:table-column-properties style:column-width="8.5cm" style:rel-column-width="32767*"/>
    </style:style>
    <style:style style:name="Transaction.B" style:family="table-column">
      <style:table-column-properties style:column-width="8.5cm" style:rel-column-width="32768*"/>
    </style:style>
    <style:style style:name="Transaction.A1" style:family="table-cell">
      <style:table-cell-properties fo:padding="0.097cm" fo:border-left="0.05pt solid #000000" fo:border-right="none" fo:border-top="0.05pt solid #000000" fo:border-bottom="0.05pt solid #000000"/>
    </style:style>
    <style:style style:name="Transaction.B1" style:family="table-cell">
      <style:table-cell-properties fo:padding="0.097cm" fo:border="0.05pt solid #000000"/>
    </style:style>
    <style:style style:name="Transaction.A2" style:family="table-cell">
      <style:table-cell-properties fo:padding="0.097cm" fo:border-left="0.05pt solid #000000" fo:border-right="none" fo:border-top="none" fo:border-bottom="0.05pt solid #000000"/>
    </style:style>
    <style:style style:name="Transaction.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0.728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2.242cm" table:align="left"/>
    </style:style>
    <style:style style:name="Table2.A" style:family="table-column">
      <style:table-column-properties style:column-width="2.242cm"/>
    </style:style>
    <style:style style:name="Table2.A1" style:family="table-cell">
      <style:table-cell-properties style:vertical-align="middle" fo:padding="0.049cm" fo:border="none"/>
    </style:style>
    <style:style style:name="Table3" style:family="table">
      <style:table-properties style:width="16.103cm" table:align="left"/>
    </style:style>
    <style:style style:name="Table3.A" style:family="table-column">
      <style:table-column-properties style:column-width="16.103cm"/>
    </style:style>
    <style:style style:name="Table3.A1" style:family="table-cell">
      <style:table-cell-properties style:vertical-align="middle" fo:padding="0.049cm" fo:border="none"/>
    </style:style>
    <style:style style:name="Table4" style:family="table">
      <style:table-properties style:width="0.399cm" table:align="left"/>
    </style:style>
    <style:style style:name="Table4.A" style:family="table-column">
      <style:table-column-properties style:column-width="0.399cm"/>
    </style:style>
    <style:style style:name="Table4.A1" style:family="table-cell">
      <style:table-cell-properties style:vertical-align="middle" fo:padding="0.049cm" fo:border="none"/>
    </style:style>
    <style:style style:name="Table5" style:family="table">
      <style:table-properties style:width="2.242cm" table:align="left"/>
    </style:style>
    <style:style style:name="Table5.A" style:family="table-column">
      <style:table-column-properties style:column-width="2.242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7cm"/>
    </style:style>
    <style:style style:name="Table6.A1" style:family="table-cell">
      <style:table-cell-properties style:vertical-align="middle" fo:padding="0.049cm" fo:border="none"/>
    </style:style>
    <style:style style:name="Table7" style:family="table">
      <style:table-properties style:width="0.399cm" table:align="left"/>
    </style:style>
    <style:style style:name="Table7.A" style:family="table-column">
      <style:table-column-properties style:column-width="0.399cm"/>
    </style:style>
    <style:style style:name="Table7.A1" style:family="table-cell">
      <style:table-cell-properties style:vertical-align="middle" fo:padding="0.049cm" fo:border="none"/>
    </style:style>
    <style:style style:name="Table8" style:family="table">
      <style:table-properties style:width="10.112cm" table:align="left"/>
    </style:style>
    <style:style style:name="Table8.A" style:family="table-column">
      <style:table-column-properties style:column-width="10.112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7cm"/>
    </style:style>
    <style:style style:name="Table9.A1" style:family="table-cell">
      <style:table-cell-properties style:vertical-align="middle" fo:padding="0.049cm" fo:border="none"/>
    </style:style>
    <style:style style:name="Table10" style:family="table">
      <style:table-properties style:width="0.399cm" table:align="left"/>
    </style:style>
    <style:style style:name="Table10.A" style:family="table-column">
      <style:table-column-properties style:column-width="0.399cm"/>
    </style:style>
    <style:style style:name="Table10.A1" style:family="table-cell">
      <style:table-cell-properties style:vertical-align="middle" fo:padding="0.049cm" fo:border="none"/>
    </style:style>
    <style:style style:name="P1" style:family="paragraph" style:parent-style-name="Standard">
      <style:paragraph-properties fo:text-align="justify" style:justify-single-word="false"/>
      <style:text-properties style:font-name="Arial" fo:font-size="12pt" fo:language="fr" fo:country="FR" style:text-underline-style="none" fo:font-weight="normal" officeooo:rsid="00249031" officeooo:paragraph-rsid="00249031"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fo:language="fr" fo:country="FR" style:text-underline-style="none" fo:font-weight="normal" officeooo:rsid="001efc0c" officeooo:paragraph-rsid="001efc0c"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language="fr" fo:country="FR" style:text-underline-style="none" fo:font-weight="normal" officeooo:rsid="00218d4a" officeooo:paragraph-rsid="0024903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language="fr" fo:country="FR" style:text-underline-style="none" fo:font-weight="normal" officeooo:rsid="00251753" officeooo:paragraph-rsid="00251753"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language="fr" fo:country="FR" style:text-underline-style="none" fo:font-weight="normal" officeooo:rsid="00253b0d" officeooo:paragraph-rsid="00253b0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language="fr" fo:country="FR" style:text-underline-style="none" fo:font-weight="normal" officeooo:rsid="0027e5c3" officeooo:paragraph-rsid="0027e5c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language="fr" fo:country="FR" style:text-underline-style="none" fo:font-weight="normal" officeooo:rsid="002872f6" officeooo:paragraph-rsid="002872f6" style:font-size-asian="10.5pt" style:font-weight-asian="normal" style:font-size-complex="12pt" style:font-weight-complex="normal"/>
    </style:style>
    <style:style style:name="P8" style:family="paragraph" style:parent-style-name="Standard">
      <style:text-properties style:font-name="Arial" fo:language="fr" fo:country="FR" officeooo:rsid="001d8707" officeooo:paragraph-rsid="001d8707"/>
    </style:style>
    <style:style style:name="P9" style:family="paragraph" style:parent-style-name="Standard">
      <style:paragraph-properties fo:text-align="center" style:justify-single-word="false"/>
      <style:text-properties style:font-name="Arial" fo:font-size="14pt" fo:language="fr" fo:country="FR" style:text-underline-style="solid" style:text-underline-width="auto" style:text-underline-color="font-color" fo:font-weight="bold" officeooo:rsid="001d8707" officeooo:paragraph-rsid="001d8707"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font-weight="normal" officeooo:rsid="001d8707" officeooo:paragraph-rsid="001d8707"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font-weight="normal" officeooo:rsid="001d8707" officeooo:paragraph-rsid="00267333"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font-weight="normal" officeooo:rsid="001d8707" officeooo:paragraph-rsid="002872f6" style:font-size-asian="14pt" style:font-weight-asian="normal" style:font-size-complex="14pt" style:font-weight-complex="normal"/>
    </style:style>
    <style:style style:name="P13" style:family="paragraph" style:parent-style-name="Table_20_Contents">
      <style:paragraph-properties fo:text-align="center" style:justify-single-word="false"/>
      <style:text-properties style:font-name="Arial" fo:font-size="12pt" fo:language="fr" fo:country="FR" officeooo:rsid="00249031" officeooo:paragraph-rsid="00249031" style:font-size-asian="10.5pt" style:font-size-complex="12pt"/>
    </style:style>
    <style:style style:name="P14" style:family="paragraph" style:parent-style-name="Table_20_Contents">
      <style:paragraph-properties fo:text-align="justify" style:justify-single-word="false"/>
      <style:text-properties style:font-name="Arial" fo:font-size="12pt" fo:language="fr" fo:country="FR" officeooo:rsid="00249031" officeooo:paragraph-rsid="00249031" style:font-size-asian="10.5pt" style:font-size-complex="12pt"/>
    </style:style>
    <style:style style:name="P15" style:family="paragraph" style:parent-style-name="Table_20_Contents">
      <style:paragraph-properties fo:text-align="justify" style:justify-single-word="false"/>
      <style:text-properties style:font-name="Arial" fo:font-size="12pt" fo:language="fr" fo:country="FR" officeooo:rsid="00249031" officeooo:paragraph-rsid="00251753" style:font-size-asian="10.5pt" style:font-size-complex="12pt"/>
    </style:style>
    <style:style style:name="P16" style:family="paragraph" style:parent-style-name="Table_20_Contents">
      <style:paragraph-properties fo:text-align="justify" style:justify-single-word="false"/>
      <style:text-properties style:font-name="Arial" fo:font-size="12pt" fo:language="fr" fo:country="FR" officeooo:rsid="00251753" officeooo:paragraph-rsid="00251753" style:font-size-asian="10.5pt" style:font-size-complex="12pt"/>
    </style:style>
    <style:style style:name="P17" style:family="paragraph" style:parent-style-name="Table_20_Contents">
      <style:paragraph-properties fo:text-align="center" style:justify-single-word="false"/>
      <style:text-properties style:font-name="Arial" fo:font-size="12pt" fo:language="fr" fo:country="FR" officeooo:rsid="00253b0d" officeooo:paragraph-rsid="00253b0d" style:font-size-asian="10.5pt" style:font-size-complex="12pt"/>
    </style:style>
    <style:style style:name="P18" style:family="paragraph" style:parent-style-name="Table_20_Contents">
      <style:paragraph-properties fo:text-align="justify" style:justify-single-word="false"/>
      <style:text-properties style:font-name="Arial" fo:font-size="12pt" fo:language="fr" fo:country="FR" officeooo:rsid="00253b0d" officeooo:paragraph-rsid="00253b0d" style:font-size-asian="10.5pt" style:font-size-complex="12pt"/>
    </style:style>
    <style:style style:name="P19" style:family="paragraph" style:parent-style-name="Table_20_Contents">
      <style:text-properties fo:language="fr" fo:country="FR"/>
    </style:style>
    <style:style style:name="P20" style:family="paragraph" style:parent-style-name="Table_20_Contents">
      <style:text-properties fo:font-size="2pt" fo:language="fr" fo:country="FR" style:font-size-asian="2pt" style:font-size-complex="2pt"/>
    </style:style>
    <style:style style:name="T1" style:family="text">
      <style:text-properties officeooo:rsid="00205783"/>
    </style:style>
    <style:style style:name="T2" style:family="text">
      <style:text-properties officeooo:rsid="00218d4a"/>
    </style:style>
    <style:style style:name="T3" style:family="text">
      <style:text-properties officeooo:rsid="00c80ce2"/>
    </style:style>
    <style:style style:name="T4" style:family="text">
      <style:text-properties officeooo:rsid="00251753"/>
    </style:style>
    <style:style style:name="T5" style:family="text">
      <style:text-properties officeooo:rsid="00267333"/>
    </style:style>
    <style:style style:name="T6" style:family="text">
      <style:text-properties officeooo:rsid="0027e5c3"/>
    </style:style>
    <style:style style:name="T7" style:family="text">
      <style:text-properties officeooo:rsid="0027e7db"/>
    </style:style>
    <style:style style:name="T8" style:family="text">
      <style:text-properties officeooo:rsid="002872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uquennoy Antoine</text:p>
      <text:p text:style-name="P8">Duverney Thomas</text:p>
      <text:p text:style-name="P8"/>
      <text:p text:style-name="P8"/>
      <text:p text:style-name="P9">Compte Rendu de Base de donnée</text:p>
      <text:p text:style-name="P9">« Application zoo »</text:p>
      <text:p text:style-name="P9"/>
      <text:p text:style-name="P9"/>
      <text:p text:style-name="P10">I - Fonctionnalités et transactions</text:p>
      <text:p text:style-name="P10"/>
      <text:p text:style-name="P2">Les réponses à la « question 1 » sont présentent dans le programme « squellette_appli.java ». <text:s text:c="2"/>Chacune des réponses <text:span text:style-name="T7">a</text:span> été implémenté <text:span text:style-name="T7">séparement </text:span>dans <text:span text:style-name="T2">l</text:span>es fonctions <text:span text:style-name="T2">suivantes</text:span>. <text:span text:style-name="T2">Le but du TP étant de comprendre comment utiliser une base de donnée à travers un programme java, nous n’avons pas réalisé de vérification pousser sur les données entrées par l’utilisateur afin de garder une cohérence sur la pertinence des données dans la base.</text:span></text:p>
      <text:p text:style-name="P2"/>
      <text:p text:style-name="P2">La fonction « updateLesCages » permet de changer la fonction d’une cage. Elle fait appelle à la fonction « AfficherCages » qui liste les cages grâce à une requête SELECT. Après avoir afficher la liste des cages, elle demande à l’utilisateur de saisir la cage et de saisir la nouvelle fonction. Ensuite elle fait appel à une requête UPDATE prennant en compte les informations saisies précédement.</text:p>
      <text:p text:style-name="P2"/>
      <text:p text:style-name="P2">La fonction « ajouterAnimal » permet d’insérer un nouvel animal. Les informations sur l’animal sont saisies par l’utilisateur puis une requête INSERT est effectué<text:span text:style-name="T7">e</text:span> sur la table animal. </text:p>
      <text:p text:style-name="P2"/>
      <text:p text:style-name="P2">La fonction « deplacerAnimalCage » <text:span text:style-name="T1">permet de déplacer un animal dans une autre cage. Le nom de l’animal est séléctionné par l’utilisateur. Ensuite le programme affiche les cages <text:s/>compatibles et disponibles dans lequelles l’animal pourra être déplacé. L’utilisateur choisi le numéro de cage parmi cette liste de cage puis l’animal est déplacé. Ici on utilise une requête UPDATE pour mettre à jour le numéro de cage de l’animal.</text:span></text:p>
      <text:p text:style-name="P2"/>
      <text:p text:style-name="P2"/>
      <text:p text:style-name="P3">Pour répondre à la « question 2 », dans chacune des transactions précédentes, nous avons choisi le niveau d’isolation <text:span text:style-name="T3">SERIALIZABLE pour plusieurs raisons. Dans ce niveau d’isolation, aucune autre transaction peut modifier les données qui ont été lu par la transaction courante jusqu’à qu’elle soit terminée. De plus, la transaction courante ne peut pas lire les données qui ont été modfié mais pas encore commité par d’autre transactions.</text:span></text:p>
      <text:p text:style-name="P1">Ce mode d’isolation était nécessaire pour les transactions précédente. En effet si une transaction T1 souhaite mettre à jour la fonction d’une cage mais qu’au même moment une transaction T2 supprime cette cage alors la transaction T1 ne pourra aboutir. Voir ci dessous <text:span text:style-name="T7">le</text:span> schéma d’<text:span text:style-name="T7">e</text:span>x<text:span text:style-name="T7">é</text:span>cution des transactions T1 et T2.</text:p>
      <text:p text:style-name="P3"/>
      <table:table table:name="Transaction" table:style-name="Transaction">
        <table:table-column table:style-name="Transaction.A"/>
        <table:table-column table:style-name="Transaction.B"/>
        <table:table-row>
          <table:table-cell table:style-name="Transaction.A1" office:value-type="string">
            <text:p text:style-name="P13">T1</text:p>
          </table:table-cell>
          <table:table-cell table:style-name="Transaction.B1" office:value-type="string">
            <text:p text:style-name="P13">T2</text:p>
          </table:table-cell>
        </table:table-row>
        <table:table-row>
          <table:table-cell table:style-name="Transaction.A2" office:value-type="string">
            <text:p text:style-name="P14">Begin</text:p>
          </table:table-cell>
          <table:table-cell table:style-name="Transaction.B2" office:value-type="string">
            <text:p text:style-name="P14">Begin</text:p>
          </table:table-cell>
        </table:table-row>
        <table:table-row>
          <table:table-cell table:style-name="Transaction.A2" office:value-type="string">
            <text:p text:style-name="P16">Lecture table LesCages</text:p>
          </table:table-cell>
          <table:table-cell table:style-name="Transaction.B2" office:value-type="string">
            <text:p text:style-name="P16">Lecture table LesCages</text:p>
          </table:table-cell>
        </table:table-row>
        <table:table-row>
          <table:table-cell table:style-name="Transaction.A2" office:value-type="string">
            <text:p text:style-name="P14"/>
          </table:table-cell>
          <table:table-cell table:style-name="Transaction.B2" office:value-type="string">
            <text:p text:style-name="P15"><text:span text:style-name="T4">Suppression noCage = 2</text:span> </text:p>
          </table:table-cell>
        </table:table-row>
        <table:table-row>
          <table:table-cell table:style-name="Transaction.A2" office:value-type="string">
            <text:p text:style-name="P16">Mise à jour fonction de la cage 2</text:p>
          </table:table-cell>
          <table:table-cell table:style-name="Transaction.B2" office:value-type="string">
            <text:p text:style-name="P16">Commit</text:p>
          </table:table-cell>
        </table:table-row>
      </table:table>
      <text:p text:style-name="P4"><text:soft-page-break/>Grâce au tableau, on comprend bien le problème pouvant survenir et pour le corriger il faut utiliser le niveau d’isolation sérialisable.</text:p>
      <text:p text:style-name="P5">Voici un autre exemple justifiant l’utilisation du niveau d’isolation sérialisable, on met en concurrence les transaction<text:span text:style-name="T7">s</text:span> de la question 1 et de la question 2 .</text:p>
      <text:p text:style-name="P5"/>
      <table:table table:name="Table1" table:style-name="Table1">
        <table:table-column table:style-name="Table1.A"/>
        <table:table-column table:style-name="Table1.B"/>
        <table:table-row>
          <table:table-cell table:style-name="Table1.A1" office:value-type="string">
            <text:p text:style-name="P17">T1</text:p>
          </table:table-cell>
          <table:table-cell table:style-name="Table1.B1" office:value-type="string">
            <text:p text:style-name="P17">T2</text:p>
          </table:table-cell>
        </table:table-row>
        <table:table-row table:style-name="Table1.2">
          <table:table-cell table:style-name="Table1.A2" office:value-type="string">
            <text:p text:style-name="P18">Begin</text:p>
          </table:table-cell>
          <table:table-cell table:style-name="Table1.B2" office:value-type="string">
            <text:p text:style-name="P18">Begin</text:p>
          </table:table-cell>
        </table:table-row>
        <table:table-row table:style-name="Table1.2">
          <table:table-cell table:style-name="Table1.A2" office:value-type="string">
            <text:p text:style-name="P18">Lecture des cages compatibles avec l’animal ( Lion ) </text:p>
          </table:table-cell>
          <table:table-cell table:style-name="Table1.B2" office:value-type="string">
            <text:p text:style-name="P18"/>
          </table:table-cell>
        </table:table-row>
        <table:table-row table:style-name="Table1.2">
          <table:table-cell table:style-name="Table1.A2" office:value-type="string">
            <text:p text:style-name="P18"/>
          </table:table-cell>
          <table:table-cell table:style-name="Table1.B2" office:value-type="string">
            <text:p text:style-name="P18">Mise à jour fonction de la cage 2 (Fauve → aquarium ) </text:p>
          </table:table-cell>
        </table:table-row>
        <table:table-row table:style-name="Table1.2">
          <table:table-cell table:style-name="Table1.A2" office:value-type="string">
            <text:p text:style-name="P18"/>
          </table:table-cell>
          <table:table-cell table:style-name="Table1.B2" office:value-type="string">
            <text:p text:style-name="P18"><text:span text:style-name="T7">C</text:span>ommit</text:p>
          </table:table-cell>
        </table:table-row>
        <table:table-row table:style-name="Table1.2">
          <table:table-cell table:style-name="Table1.A2" office:value-type="string">
            <text:p text:style-name="P18">Mise à jour de la cage du lion, cage1 → cage2</text:p>
          </table:table-cell>
          <table:table-cell table:style-name="Table1.B2" office:value-type="string">
            <text:p text:style-name="P18"/>
          </table:table-cell>
        </table:table-row>
        <table:table-row table:style-name="Table1.2">
          <table:table-cell table:style-name="Table1.A2" office:value-type="string">
            <text:p text:style-name="P18">Commit </text:p>
          </table:table-cell>
          <table:table-cell table:style-name="Table1.B2" office:value-type="string">
            <text:p text:style-name="P18"/>
          </table:table-cell>
        </table:table-row>
      </table:table>
      <text:p text:style-name="P5"/>
      <text:p text:style-name="P5">Ici <text:span text:style-name="T5">on est victime d’une lecture fantôme, T1 travaille sur des données qui ont été modifié par T2. De plus cette lecture fantôme provoque une violation des contraites d’intégritées, la fonction de la cage numéro 2 n’est pas compatible avec le type de l’animal.</text:span></text:p>
      <text:p text:style-name="P5"/>
      <text:p text:style-name="P5"/>
      <text:p text:style-name="P11">I<text:span text:style-name="T5">I</text:span> – <text:span text:style-name="T5">Gestion des contraintes</text:span></text:p>
      <text:p text:style-name="P11"/>
      <text:p text:style-name="P6">Pour gérer les contraintes d’une base de données, il faut faire appel aux triggers. Ci-dessous le code des triggers répondant à la « question 3 ».</text:p>
      <text:p text:style-name="P6"/>
      <text:p text:style-name="P6"/>
      <table:table table:name="Table2" table:style-name="Table2">
        <table:table-column table:style-name="Table2.A"/>
        <table:table-row>
          <table:table-cell table:style-name="Table2.A1" office:value-type="string">
            <text:p text:style-name="P19"><text:bookmark text:name="LC1"/>Question 1 </text:p>
          </table:table-cell>
        </table:table-row>
      </table:table>
      <table:table table:name="Table3" table:style-name="Table3">
        <table:table-column table:style-name="Table3.A"/>
        <table:table-row>
          <table:table-cell table:style-name="Table3.A1" office:value-type="string">
            <text:p text:style-name="P20"><text:bookmark text:name="LC3"/><text:bookmark text:name="LC2"/></text:p>
          </table:table-cell>
        </table:table-row>
        <table:table-row>
          <table:table-cell table:style-name="Table3.A1" office:value-type="string">
            <text:p text:style-name="P19">CREATE OR REPLACE TRIGGER trigger_nb_maladie<text:bookmark text:name="LC4"/></text:p>
          </table:table-cell>
        </table:table-row>
        <table:table-row>
          <table:table-cell table:style-name="Table3.A1" office:value-type="string">
            <text:p text:style-name="P19">BEFORE INSERT OR DELETE ON LesMaladies<text:bookmark text:name="LC5"/></text:p>
          </table:table-cell>
        </table:table-row>
        <table:table-row>
          <table:table-cell table:style-name="Table3.A1" office:value-type="string">
            <text:p text:style-name="P19">FOR EACH ROW<text:bookmark text:name="LC6"/></text:p>
          </table:table-cell>
        </table:table-row>
        <table:table-row>
          <table:table-cell table:style-name="Table3.A1" office:value-type="string">
            <text:p text:style-name="P19">BEGIN<text:bookmark text:name="LC7"/></text:p>
          </table:table-cell>
        </table:table-row>
        <table:table-row>
          <table:table-cell table:style-name="Table3.A1" office:value-type="string">
            <text:p text:style-name="P19">IF INSERTING THEN<text:bookmark text:name="LC8"/></text:p>
          </table:table-cell>
        </table:table-row>
        <table:table-row>
          <table:table-cell table:style-name="Table3.A1" office:value-type="string">
            <text:p text:style-name="P19">UPDATE LesAnimaux SET nb_maladies = nb_maladies + 1 WHERE nomA = :NEW.nomA;<text:bookmark text:name="LC9"/></text:p>
          </table:table-cell>
        </table:table-row>
        <table:table-row>
          <table:table-cell table:style-name="Table3.A1" office:value-type="string">
            <text:p text:style-name="P19">END IF;<text:bookmark text:name="LC10"/></text:p>
          </table:table-cell>
        </table:table-row>
        <table:table-row>
          <table:table-cell table:style-name="Table3.A1" office:value-type="string">
            <text:p text:style-name="P19">IF DELETING THEN<text:bookmark text:name="LC11"/></text:p>
          </table:table-cell>
        </table:table-row>
        <table:table-row>
          <table:table-cell table:style-name="Table3.A1" office:value-type="string">
            <text:p text:style-name="P19">UPDATE LesAnimaux SET nb_maladies = nb_maladies - 1 WHERE nomA = :old.nomA;<text:bookmark text:name="LC12"/></text:p>
          </table:table-cell>
        </table:table-row>
        <table:table-row>
          <table:table-cell table:style-name="Table3.A1" office:value-type="string">
            <text:p text:style-name="P19">END IF;<text:bookmark text:name="LC13"/></text:p>
          </table:table-cell>
        </table:table-row>
        <table:table-row>
          <table:table-cell table:style-name="Table3.A1" office:value-type="string">
            <text:p text:style-name="P19">END;</text:p>
          </table:table-cell>
        </table:table-row>
      </table:table>
      <table:table table:name="Table4" table:style-name="Table4">
        <table:table-column table:style-name="Table4.A"/>
        <table:table-row>
          <table:table-cell table:style-name="Table4.A1" office:value-type="string">
            <text:p text:style-name="P19"><text:bookmark text:name="LC14"/>/</text:p>
          </table:table-cell>
        </table:table-row>
      </table:table>
      <text:p text:style-name="P6"/>
      <text:p text:style-name="P6"/>
      <text:p text:style-name="P6"/>
      <text:p text:style-name="P6"/>
      <text:p text:style-name="P6"/>
      <text:p text:style-name="P6"/>
      <table:table table:name="Table5" table:style-name="Table5">
        <table:table-column table:style-name="Table5.A"/>
        <text:soft-page-break/>
        <table:table-row>
          <table:table-cell table:style-name="Table5.A1" office:value-type="string">
            <text:p text:style-name="P19"><text:bookmark text:name="LC16"/>Question 2 </text:p>
          </table:table-cell>
        </table:table-row>
      </table:table>
      <table:table table:name="Table6" table:style-name="Table6">
        <table:table-column table:style-name="Table6.A"/>
        <table:table-row>
          <table:table-cell table:style-name="Table6.A1" office:value-type="string">
            <text:p text:style-name="P20"><text:bookmark text:name="LC18"/><text:bookmark text:name="LC17"/></text:p>
          </table:table-cell>
        </table:table-row>
        <table:table-row>
          <table:table-cell table:style-name="Table6.A1" office:value-type="string">
            <text:p text:style-name="P19">CREATE OR REPLACE TRIGGER trigger_cage_fonction<text:bookmark text:name="LC19"/></text:p>
          </table:table-cell>
        </table:table-row>
        <table:table-row>
          <table:table-cell table:style-name="Table6.A1" office:value-type="string">
            <text:p text:style-name="P19">BEFORE INSERT OR UPDATE ON lesAnimaux<text:bookmark text:name="LC20"/></text:p>
          </table:table-cell>
        </table:table-row>
        <table:table-row>
          <table:table-cell table:style-name="Table6.A1" office:value-type="string">
            <text:p text:style-name="P19">FOR EACH ROW <text:bookmark text:name="LC21"/></text:p>
          </table:table-cell>
        </table:table-row>
        <table:table-row>
          <table:table-cell table:style-name="Table6.A1" office:value-type="string">
            <text:p text:style-name="P19">DECLARE <text:bookmark text:name="LC22"/></text:p>
          </table:table-cell>
        </table:table-row>
        <table:table-row>
          <table:table-cell table:style-name="Table6.A1" office:value-type="string">
            <text:p text:style-name="P19">func varchar2(20);<text:bookmark text:name="LC23"/></text:p>
          </table:table-cell>
        </table:table-row>
        <table:table-row>
          <table:table-cell table:style-name="Table6.A1" office:value-type="string">
            <text:p text:style-name="P19">BEGIN<text:bookmark text:name="LC24"/></text:p>
          </table:table-cell>
        </table:table-row>
        <table:table-row>
          <table:table-cell table:style-name="Table6.A1" office:value-type="string">
            <text:p text:style-name="P19">SELECT fonction INTO func from lesCages where noCage = :new.noCage;<text:bookmark text:name="LC25"/></text:p>
          </table:table-cell>
        </table:table-row>
        <table:table-row>
          <table:table-cell table:style-name="Table6.A1" office:value-type="string">
            <text:p text:style-name="P19">IF func!=:new.fonction_cage THEN<text:bookmark text:name="LC26"/></text:p>
          </table:table-cell>
        </table:table-row>
        <table:table-row>
          <table:table-cell table:style-name="Table6.A1" office:value-type="string">
            <text:p text:style-name="P19">raise_application_error(-20001, 'ERREUR: Vous ne pouvez pas insérer un animal dans cette cage : fonction incompatible');<text:bookmark text:name="LC27"/></text:p>
          </table:table-cell>
        </table:table-row>
        <table:table-row>
          <table:table-cell table:style-name="Table6.A1" office:value-type="string">
            <text:p text:style-name="P19">END IF;<text:bookmark text:name="LC28"/></text:p>
          </table:table-cell>
        </table:table-row>
        <table:table-row>
          <table:table-cell table:style-name="Table6.A1" office:value-type="string">
            <text:p text:style-name="P19">END;</text:p>
          </table:table-cell>
        </table:table-row>
      </table:table>
      <table:table table:name="Table7" table:style-name="Table7">
        <table:table-column table:style-name="Table7.A"/>
        <table:table-row>
          <table:table-cell table:style-name="Table7.A1" office:value-type="string">
            <text:p text:style-name="P19"><text:bookmark text:name="LC29"/>/</text:p>
          </table:table-cell>
        </table:table-row>
      </table:table>
      <text:p text:style-name="P6"/>
      <text:p text:style-name="P6"/>
      <text:p text:style-name="P6"/>
      <table:table table:name="Table8" table:style-name="Table8">
        <table:table-column table:style-name="Table8.A"/>
        <table:table-row>
          <table:table-cell table:style-name="Table8.A1" office:value-type="string">
            <text:p text:style-name="P19"><text:bookmark text:name="LC32"/>CREATE OR REPLACE TRIGGER trigger_cage_<text:span text:style-name="T6">non_</text:span>gardee</text:p>
          </table:table-cell>
        </table:table-row>
      </table:table>
      <table:table table:name="Table9" table:style-name="Table9">
        <table:table-column table:style-name="Table9.A"/>
        <table:table-row>
          <table:table-cell table:style-name="Table9.A1" office:value-type="string">
            <text:p text:style-name="P19"><text:bookmark text:name="LC33"/>BEFORE INSERT OR UPDATE ON lesAnimaux<text:bookmark text:name="LC34"/></text:p>
          </table:table-cell>
        </table:table-row>
        <table:table-row>
          <table:table-cell table:style-name="Table9.A1" office:value-type="string">
            <text:p text:style-name="P19">FOR EACH ROW <text:bookmark text:name="LC35"/></text:p>
          </table:table-cell>
        </table:table-row>
        <table:table-row>
          <table:table-cell table:style-name="Table9.A1" office:value-type="string">
            <text:p text:style-name="P19">DECLARE <text:bookmark text:name="LC36"/></text:p>
          </table:table-cell>
        </table:table-row>
        <table:table-row>
          <table:table-cell table:style-name="Table9.A1" office:value-type="string">
            <text:p text:style-name="P19">nbGardien NUMBER;<text:bookmark text:name="LC37"/></text:p>
          </table:table-cell>
        </table:table-row>
        <table:table-row>
          <table:table-cell table:style-name="Table9.A1" office:value-type="string">
            <text:p text:style-name="P19">BEGIN<text:bookmark text:name="LC38"/></text:p>
          </table:table-cell>
        </table:table-row>
        <table:table-row>
          <table:table-cell table:style-name="Table9.A1" office:value-type="string">
            <text:p text:style-name="P19">SELECT count(*) INTO nbGardien from LesGardiens where noCage = :new.noCage;<text:bookmark text:name="LC39"/></text:p>
          </table:table-cell>
        </table:table-row>
        <table:table-row>
          <table:table-cell table:style-name="Table9.A1" office:value-type="string">
            <text:p text:style-name="P19">IF nbGardien&lt;1 THEN<text:bookmark text:name="LC40"/></text:p>
          </table:table-cell>
        </table:table-row>
        <table:table-row>
          <table:table-cell table:style-name="Table9.A1" office:value-type="string">
            <text:p text:style-name="P19">raise_application_error(-20001, 'ERREUR: <text:span text:style-name="T6">impossible d’insérer, il n’y a pas de gardien pour cette cage </text:span>');<text:bookmark text:name="LC41"/></text:p>
          </table:table-cell>
        </table:table-row>
        <table:table-row>
          <table:table-cell table:style-name="Table9.A1" office:value-type="string">
            <text:p text:style-name="P19">END IF;<text:bookmark text:name="LC42"/></text:p>
          </table:table-cell>
        </table:table-row>
        <table:table-row>
          <table:table-cell table:style-name="Table9.A1" office:value-type="string">
            <text:p text:style-name="P19">END;</text:p>
          </table:table-cell>
        </table:table-row>
      </table:table>
      <table:table table:name="Table10" table:style-name="Table10">
        <table:table-column table:style-name="Table10.A"/>
        <table:table-row>
          <table:table-cell table:style-name="Table10.A1" office:value-type="string">
            <text:p text:style-name="P19"><text:bookmark text:name="LC43"/>/</text:p>
          </table:table-cell>
        </table:table-row>
      </table:table>
      <text:p text:style-name="P6"/>
      <text:p text:style-name="P12">I<text:span text:style-name="T5">I</text:span> – <text:span text:style-name="T8">Les tests</text:span></text:p>
      <text:p text:style-name="P12"/>
      <text:p text:style-name="P7">Nous avons fourni en rendu un fichier de test (« test.sql ») contenant des transactions SQL permettant de tester les triggers réalisés à la question 3 du TP.</text:p>
      <text:p text:style-name="P7">Avant de tester il faudra avoir le squelette de la base ainsi que les triggers ci-dessus.</text:p>
      <text:p text:style-name="P7">Les tests sont réalisés avec des données ajoutés pour chacun, ainsi vous pouvez lancer les tests dans l’ordre que vous le souhait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11:23.904627498</meta:creation-date>
    <dc:date>2017-10-22T17:16:52.195505774</dc:date>
    <meta:editing-duration>PT23M10S</meta:editing-duration>
    <meta:editing-cycles>4</meta:editing-cycles>
    <meta:generator>LibreOffice/5.1.6.2$Linux_X86_64 LibreOffice_project/10m0$Build-2</meta:generator>
    <meta:document-statistic meta:table-count="11" meta:image-count="0" meta:object-count="0" meta:page-count="3" meta:paragraph-count="76" meta:word-count="776" meta:character-count="4758" meta:non-whitespace-character-count="4042"/>
  </office:meta>
</office:document-meta>
</file>